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530000034997F31A8D.png" manifest:media-type="image/png"/>
  <manifest:file-entry manifest:full-path="Pictures/100059C50000522400007420836EC0A7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egrita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Loma" fo:font-size="12pt" fo:language="es" fo:country="ES" fo:font-weight="bold" officeooo:rsid="001b34dc" officeooo:paragraph-rsid="001b34dc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Courier 10 Pitch1" fo:font-size="13pt" fo:language="es" fo:country="ES" fo:font-weight="bold" officeooo:rsid="001b618a" officeooo:paragraph-rsid="001b618a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Courier 10 Pitch1" fo:font-size="13pt" fo:language="es" fo:country="ES" fo:font-weight="bold" officeooo:rsid="001b34dc" officeooo:paragraph-rsid="001b34dc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Courier 10 Pitch1" fo:font-size="13pt" fo:language="es" fo:country="ES" fo:font-weight="normal" officeooo:rsid="001b618a" officeooo:paragraph-rsid="001b618a" style:font-size-asian="13pt" style:font-weight-asian="normal" style:font-size-complex="13pt" style:font-weight-complex="normal"/>
    </style:style>
    <style:style style:name="P5" style:family="paragraph" style:parent-style-name="List_20_Paragraph">
      <style:text-properties style:font-name="Courier 10 Pitch1" fo:language="es" fo:country="ES"/>
    </style:style>
    <style:style style:name="P6" style:family="paragraph" style:parent-style-name="List_20_Paragraph">
      <style:text-properties style:font-name="Courier 10 Pitch1" fo:language="es" fo:country="ES" officeooo:rsid="001b34dc" officeooo:paragraph-rsid="001b34dc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bold" style:font-weight-asian="bold" style:font-weight-complex="bold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bold" officeooo:rsid="001b34dc" officeooo:paragraph-rsid="001b34dc" style:font-weight-asian="bold" style:font-weight-complex="bold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bold" officeooo:rsid="001b618a" officeooo:paragraph-rsid="001b618a" style:font-weight-asian="bold" style:font-weight-complex="bold"/>
    </style:style>
    <style:style style:name="P10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bold" officeooo:rsid="001cc37a" officeooo:paragraph-rsid="001cc37a" style:font-weight-asian="bold" style:font-weight-complex="bold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bold" officeooo:rsid="001b8bcf" officeooo:paragraph-rsid="001b8bcf" style:font-weight-asian="bold" style:font-weight-complex="bold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bold" officeooo:rsid="001e6ada" officeooo:paragraph-rsid="001e6ada" style:font-weight-asian="bold" style:font-weight-complex="bold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officeooo:rsid="001b34dc" officeooo:paragraph-rsid="001b34dc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normal" officeooo:rsid="001b618a" officeooo:paragraph-rsid="001b618a" style:font-weight-asian="normal" style:font-weight-complex="normal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normal" officeooo:rsid="001b8bcf" officeooo:paragraph-rsid="001b8bcf" style:font-weight-asian="normal" style:font-weight-complex="normal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normal" officeooo:rsid="001e6ada" officeooo:paragraph-rsid="001cc37a" style:font-weight-asian="normal" style:font-weight-complex="normal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normal" officeooo:rsid="001e6ada" officeooo:paragraph-rsid="001e6ada" style:font-weight-asian="normal" style:font-weight-complex="normal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normal" officeooo:rsid="001cc37a" officeooo:paragraph-rsid="001cc37a" style:font-weight-asian="normal" style:font-weight-complex="normal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fo:font-weight="normal" officeooo:rsid="001f683f" officeooo:paragraph-rsid="001f683f" style:font-weight-asian="normal" style:font-weight-complex="normal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Courier 10 Pitch1" fo:language="es" fo:country="ES" officeooo:rsid="001b8bcf" officeooo:paragraph-rsid="001b8bcf"/>
    </style:style>
    <style:style style:name="P21" style:family="paragraph" style:parent-style-name="Encabezado1">
      <style:text-properties officeooo:paragraph-rsid="002048e2"/>
    </style:style>
    <style:style style:name="P22" style:family="paragraph" style:parent-style-name="List_20_Paragraph" style:list-style-name="L1">
      <style:paragraph-properties fo:margin-left="0cm" fo:margin-right="0cm" fo:text-indent="0cm" style:auto-text-indent="false"/>
      <style:text-properties fo:language="es" fo:country="ES" officeooo:rsid="001b34dc" officeooo:paragraph-rsid="001b34dc"/>
    </style:style>
    <style:style style:name="P23" style:family="paragraph" style:parent-style-name="List_20_Paragraph" style:list-style-name="L1">
      <style:paragraph-properties fo:margin-left="0cm" fo:margin-right="0cm" fo:text-indent="0cm" style:auto-text-indent="false"/>
      <style:text-properties style:font-name="Courier 10 Pitch1" fo:language="es" fo:country="ES" officeooo:rsid="001b34dc" officeooo:paragraph-rsid="001b34dc"/>
    </style:style>
    <style:style style:name="P24" style:family="paragraph" style:parent-style-name="Encabezado1">
      <style:text-properties style:font-name="Courier 10 Pitch1" fo:language="es" fo:country="ES" fo:font-weight="normal" officeooo:rsid="001f683f" style:font-weight-asian="normal" style:font-weight-complex="normal"/>
    </style:style>
    <style:style style:name="T1" style:family="text">
      <style:text-properties officeooo:rsid="001b618a"/>
    </style:style>
    <style:style style:name="T2" style:family="text">
      <style:text-properties officeooo:rsid="001b8bcf"/>
    </style:style>
    <style:style style:name="T3" style:family="text">
      <style:text-properties officeooo:rsid="001cc37a"/>
    </style:style>
    <style:style style:name="T4" style:family="text">
      <style:text-properties officeooo:rsid="001e6ad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f68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04cm, 0cm, 6.93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-Nombre</text:p>
      <text:p text:style-name="P2"/>
      <text:p text:style-name="P4">Aci System.</text:p>
      <text:p text:style-name="P3"/>
      <text:p text:style-name="Encabezado1">-<text:span text:style-name="T1">Componentes del grupo.</text:span></text:p>
      <text:p text:style-name="P4"/>
      <text:p text:style-name="P4">Albert Argudo Cortes.</text:p>
      <text:p text:style-name="P3"/>
      <text:p text:style-name="Encabezado1">-¿Quienes somos?</text:p>
      <text:list xml:id="list8179375096765783674" text:style-name="L1">
        <text:list-header>
          <text:p text:style-name="P22"/>
          <text:p text:style-name="P23">Somos una empresa, de tipo “ todo en uno”, es decir, realizamos desde reparaciones de ordenadores y redes, hasta programación y paginas web. <text:s/>Todo esto con la mayor velocidad y efectividad, ya que <text:s/>pretendemos que estas cualidades sean lasnos diferencie de la competencia.</text:p>
        </text:list-header>
      </text:list>
      <text:p text:style-name="P6"/>
      <text:p text:style-name="Encabezado1">-Ubicación de la sede.</text:p>
      <text:p text:style-name="P13"/>
      <text:p text:style-name="P13">Estamos en <text:span text:style-name="T4">Barcelona</text:span> en el centro comercial Glories .</text:p>
      <text:p text:style-name="P1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Negrita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bezado1" style:family="paragraph" style:parent-style-name="Contents_20_Heading" style:next-style-name="Contents_20_Heading">
      <style:text-properties style:font-name="Courier 10 Pitch" fo:font-family="'Courier 10 Pitch'" style:font-style-name="Negrita" style:font-pitch="fixed" fo:font-size="14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oma" fo:font-size="12pt" fo:language="es" fo:country="ES" fo:font-weight="bold" officeooo:rsid="001b34dc" officeooo:paragraph-rsid="001b34dc" style:font-size-asian="10.5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6.204cm, 0cm, 6.93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108cm" svg:y="-1.471cm" svg:width="2.84cm" svg:height="2.24cm" draw:z-index="0"><draw:image xlink:href="Pictures/100059C50000522400007420836EC0A7.svg" xlink:type="simple" xlink:show="embed" xlink:actuate="onLoad"/><draw:image xlink:href="Pictures/10000201000002530000034997F31A8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3:10:42.453317208</meta:creation-date>
    <dc:date>2015-10-16T10:31:32.863628794</dc:date>
    <meta:editing-duration>PT52M58S</meta:editing-duration>
    <meta:editing-cycles>5</meta:editing-cycles>
    <meta:generator>LibreOffice/5.0.1.2$Linux_X86_64 LibreOffice_project/00m0$Build-2</meta:generator>
    <meta:document-statistic meta:table-count="0" meta:image-count="1" meta:object-count="0" meta:page-count="1" meta:paragraph-count="9" meta:word-count="69" meta:character-count="427" meta:non-whitespace-character-count="366"/>
  </office:meta>
</office:document-meta>
</file>